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2">
      <style:text-properties style:font-name="Verdana"/>
    </style:style>
    <style:style style:name="P2" style:family="paragraph" style:parent-style-name="Heading_20_3">
      <style:text-properties style:font-name="Verdana" style:text-underline-style="solid" style:text-underline-width="auto" style:text-underline-color="font-color" officeooo:rsid="001d8265" officeooo:paragraph-rsid="001d8265"/>
    </style:style>
    <style:style style:name="P3" style:family="paragraph" style:parent-style-name="Text_20_body" style:list-style-name="L1">
      <style:text-properties style:font-name="Verdana"/>
    </style:style>
    <style:style style:name="P4" style:family="paragraph" style:parent-style-name="Standard">
      <style:text-properties style:font-name="Verdana" officeooo:rsid="001d8265" officeooo:paragraph-rsid="001d8265"/>
    </style:style>
    <style:style style:name="P5" style:family="paragraph" style:parent-style-name="Text_20_body" style:list-style-name="L2">
      <style:text-properties style:font-name="Verdana"/>
    </style:style>
    <style:style style:name="P6" style:family="paragraph" style:parent-style-name="Text_20_body" style:list-style-name="L3">
      <style:text-properties style:font-name="Verdana"/>
    </style:style>
    <style:style style:name="P7" style:family="paragraph" style:parent-style-name="Heading_20_4">
      <style:text-properties style:font-name="Verdana" officeooo:rsid="001d8265" officeooo:paragraph-rsid="001d8265"/>
    </style:style>
    <style:style style:name="P8" style:family="paragraph" style:parent-style-name="Text_20_body">
      <style:text-properties style:font-name="Verdana"/>
    </style:style>
    <style:style style:name="P9" style:family="paragraph" style:parent-style-name="Heading_20_4">
      <style:text-properties style:font-name="Verdana"/>
    </style:style>
    <style:style style:name="P10" style:family="paragraph" style:parent-style-name="Text_20_body" style:list-style-name="L4">
      <style:text-properties style:font-name="Verdana"/>
    </style:style>
    <style:style style:name="P11" style:family="paragraph" style:parent-style-name="Standard">
      <style:text-properties fo:color="#127622" loext:opacity="100%" style:font-name="Verdana" officeooo:rsid="001ec08d" officeooo:paragraph-rsid="001ec08d"/>
    </style:style>
    <style:style style:name="P12" style:family="paragraph" style:parent-style-name="Standard" style:list-style-name="L5">
      <style:text-properties fo:color="#127622" loext:opacity="100%" style:font-name="Verdana" officeooo:rsid="001ec08d" officeooo:paragraph-rsid="001ec08d"/>
    </style:style>
    <style:style style:name="P13" style:family="paragraph" style:parent-style-name="Standard">
      <style:text-properties style:font-name="Verdana" officeooo:rsid="001ec08d" officeooo:paragraph-rsid="001ec08d"/>
    </style:style>
    <style:style style:name="P14" style:family="paragraph" style:parent-style-name="Standard">
      <style:text-properties fo:color="#069a2e" loext:opacity="100%" style:font-name="Verdana" officeooo:rsid="001ec08d" officeooo:paragraph-rsid="001ec08d"/>
    </style:style>
    <style:style style:name="T1" style:family="text">
      <style:text-properties style:font-name="Verdan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)</text:h>
      <text:h text:style-name="P2" text:outline-level="3">Situation a</text:h>
      <text:p text:style-name="Text_20_body"><text:span text:style-name="Strong_20_Emphasis"><text:span text:style-name="T1">Faits</text:span></text:span><text:span text:style-name="T1"> : Jérémy a blessé Sylvie en shootant dans un ballon. Sylvie demande une indemnisation.</text:span></text:p>
      <text:p text:style-name="Text_20_body"><text:span text:style-name="Strong_20_Emphasis"><text:span text:style-name="T1">Qualification juridique</text:span></text:span><text:span text:style-name="T1"> :</text:span></text:p>
      <text:list text:style-name="L1">
        <text:list-item>
          <text:p text:style-name="P3">Jérémy est une personne qui a causé un dommage.</text:p>
        </text:list-item>
        <text:list-item>
          <text:p text:style-name="P3">Sylvie est une personne qui subit un dommage.</text:p>
        </text:list-item>
      </text:list>
      <text:p text:style-name="Text_20_body"><text:span text:style-name="Strong_20_Emphasis"><text:span text:style-name="T1">Conclusion</text:span></text:span><text:span text:style-name="T1"> : Donc, Jérémy doit indemniser Sylvie pour le dommage qu'il lui a causé.</text:span></text:p>
      <text:p text:style-name="P4"/>
      <text:h text:style-name="P2" text:outline-level="3">Situation b</text:h>
      <text:p text:style-name="Text_20_body"><text:span text:style-name="Strong_20_Emphasis"><text:span text:style-name="T1">Faits</text:span></text:span><text:span text:style-name="T1"> : Jeanne a demandé un congé sans solde à son employeur, l'entreprise Déclic, qui a refusé en raison du niveau d'activité.</text:span></text:p>
      <text:p text:style-name="Text_20_body"><text:span text:style-name="Strong_20_Emphasis"><text:span text:style-name="T1">Qualification juridique</text:span></text:span><text:span text:style-name="T1"> :</text:span></text:p>
      <text:list text:style-name="L2">
        <text:list-item>
          <text:p text:style-name="P5">Jeanne est une salariée.</text:p>
        </text:list-item>
        <text:list-item>
          <text:p text:style-name="P5">L'entreprise Déclic est l'employeur.</text:p>
        </text:list-item>
      </text:list>
      <text:p text:style-name="Text_20_body"><text:span text:style-name="Strong_20_Emphasis"><text:span text:style-name="T1">Conclusion</text:span></text:span><text:span text:style-name="T1"> : Donc, l'entreprise Déclic a légalement refusé la demande de congé sans solde de Jeanne.</text:span></text:p>
      <text:h text:style-name="P2" text:outline-level="3">Situation c</text:h>
      <text:p text:style-name="Text_20_body"><text:span text:style-name="Strong_20_Emphasis"><text:span text:style-name="T1">Faits</text:span></text:span><text:span text:style-name="T1"> : Simon a acheté un téléphone portable par Internet sur le site Topmobile.com. La livraison devait avoir lieu au plus tard le 5 juillet, mais le 8 juillet, la livraison n'a toujours pas eu lieu.</text:span></text:p>
      <text:p text:style-name="Text_20_body"><text:span text:style-name="Strong_20_Emphasis"><text:span text:style-name="T1">Qualification juridique</text:span></text:span><text:span text:style-name="T1"> :</text:span></text:p>
      <text:list text:style-name="L3">
        <text:list-item>
          <text:p text:style-name="P6">Simon est un consommateur.</text:p>
        </text:list-item>
        <text:list-item>
          <text:p text:style-name="P6">Topmobile.com est un vendeur professionnel.</text:p>
        </text:list-item>
      </text:list>
      <text:p text:style-name="Text_20_body"><text:span text:style-name="Strong_20_Emphasis"><text:span text:style-name="T1">Conclusion</text:span></text:span><text:span text:style-name="T1"> : Donc, Topmobile.com doit respecter ses engagements et livrer le</text:span></text:p>
      <text:p text:style-name="P4">téléphone portable à Simon sans délai. </text:p>
      <text:p text:style-name="P4"/>
      <text:p text:style-name="P4"/>
      <text:h text:style-name="P1" text:outline-level="2"><text:soft-page-break/>III</text:h>
      <text:h text:style-name="P7" text:outline-level="4">Faits</text:h>
      <text:p text:style-name="P8">Danièle, 26 ans, vient de se marier et a passé un entretien d'embauche avec des qualifications requises. Elle soupçonne que son refus d'embauche soit lié à son sexe.</text:p>
      <text:h text:style-name="P9" text:outline-level="4">Qualification juridique</text:h>
      <text:list text:style-name="L4">
        <text:list-item>
          <text:p text:style-name="P10">Danièle : personne physique, candidate à un emploi.</text:p>
        </text:list-item>
        <text:list-item>
          <text:p text:style-name="P10">Employeur : personne morale.</text:p>
        </text:list-item>
        <text:list-item>
          <text:p text:style-name="P10">Événement : entretien d'embauche, décision de l'employeur de ne pas embaucher Danièle.</text:p>
        </text:list-item>
      </text:list>
      <text:h text:style-name="P9" text:outline-level="4">Problème juridique</text:h>
      <text:p text:style-name="P8">La question à se poser est : l'employeur a-t-il refusé d'embaucher Danièle en raison de son sexe ?</text:p>
      <text:p text:style-name="P4"/>
      <text:p text:style-name="P11">1)</text:p>
      <text:p text:style-name="P11">Faits </text:p>
      <text:p text:style-name="P11">Parties :</text:p>
      <text:list text:style-name="L5">
        <text:list-item>
          <text:p text:style-name="P12">Danièle, PP,candidate à un emploi</text:p>
        </text:list-item>
        <text:list-item>
          <text:p text:style-name="P12">Employeur (entreprise) : PM</text:p>
        </text:list-item>
      </text:list>
      <text:p text:style-name="P11">Relation : entretien d’embauche</text:p>
      <text:p text:style-name="P11">Faits : David a été recruté alors qu’il a les mêmes compétence mais moins d’expérience. L’employeur a posé des questions sur sa vie personnelle notamment sur ses projet de grossesse.</text:p>
      <text:p text:style-name="P11">Demande (prétentions) : </text:p>
      <text:p text:style-name="P11">Danièle se demande si elle n’a pas été victime de discrimination.</text:p>
      <text:p text:style-name="P11"/>
      <text:p text:style-name="P11">2)Pbm juridique</text:p>
      <text:p text:style-name="P11">Quelles sont les éléments qui permettent de caractériser la discrimination ?</text:p>
      <text:p text:style-name="P11"/>
      <text:p text:style-name="P11">3)Selon l’art L1142-1 du code du travail, le fait de recruter une personne sur des critères liés à son sexe est illégal En espèce Danièle avait plus d’expérience, des qualifications identiques et la même situation matrimoniale que David a été recruté.</text:p>
      <text:p text:style-name="P11">Donc il est possible que Danièle ait été victime de discrimination.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08:23:23.428000000</meta:creation-date>
    <dc:date>2025-02-27T08:55:52.809000000</dc:date>
    <meta:editing-duration>PT15M7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42" meta:word-count="383" meta:character-count="2324" meta:non-whitespace-character-count="1991"/>
  </office:meta>
</office:document-meta>
</file>